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master-page-name="First_20_Page">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text-transform="uppercase" fo:letter-spacing="0.106cm"/>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Standard" style:list-style-name="L2"/>
    <style:style style:name="P12" style:family="paragraph" style:parent-style-name="Standard" style:list-style-name="L2">
      <style:text-properties fo:color="#0000ff"/>
    </style:style>
    <style:style style:name="P13" style:family="paragraph" style:parent-style-name="Standard" style:list-style-name="L3"/>
    <style:style style:name="P14" style:family="paragraph" style:parent-style-name="Text_20_body">
      <style:text-properties fo:color="#0000ff"/>
    </style:style>
    <style:style style:name="P15" style:family="paragraph" style:parent-style-name="Text_20_body">
      <style:paragraph-properties fo:margin-top="0cm" fo:margin-bottom="0.212cm"/>
      <style:text-properties fo:color="#0000ff"/>
    </style:style>
    <style:style style:name="P16" style:family="paragraph" style:parent-style-name="Text_20_body">
      <style:paragraph-properties fo:margin-top="0cm" fo:margin-bottom="0.212cm"/>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4"/>
    <style:style style:name="P19" style:family="paragraph" style:parent-style-name="Text_20_body">
      <style:paragraph-properties fo:break-before="page"/>
    </style:style>
    <style:style style:name="P20" style:family="paragraph" style:parent-style-name="Bibliography_20_1">
      <style:paragraph-properties>
        <style:tab-stops>
          <style:tab-stop style:position="0cm"/>
        </style:tab-stops>
      </style:paragraph-properties>
    </style:style>
    <style:style style:name="T1" style:family="text">
      <style:text-properties fo:font-style="italic" style:font-style-asian="italic" style:font-style-complex="italic"/>
    </style:style>
    <style:style style:name="T2" style:family="text" style:parent-style-name="Citation">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background-color="#ffff00"/>
    </style:style>
    <style:style style:name="T6"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style:num-format="" text:start-value="0">
        <style:list-level-properties text:min-label-distance="0.381cm" fo:text-align="center"/>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0" number:automatic-order="true" number:format-source="language">
      <number:day/>
      <number:text>.</number:text>
      <number:month/>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3">Beline</text:p>
      <text:p text:style-name="P2">Diplomová práce - rešerše</text:p>
      <text:p text:style-name="P4">Téma: Systém pro dohled HW počítače</text:p>
      <text:p text:style-name="P5">Vypracoval: David Kovář</text:p>
      <text:p text:style-name="P5"/>
      <text:p text:style-name="P5"/>
      <text:p text:style-name="P5"><text:date style:data-style-name="N30" text:date-value="2005-08-24T21:45:44.95" text:fixed="true">24.8.2005</text:date></text:p>
      <text:p text:style-name="P6"/>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7">Úvod<text:tab/>3</text:p>
          <text:p text:style-name="P7">Téma<text:tab/>3</text:p>
          <text:p text:style-name="P7">Vymezení zadání<text:tab/>3</text:p>
          <text:p text:style-name="P7">Porovnání s ostatními produkty<text:tab/>4</text:p>
          <text:p text:style-name="P8">Komerční systémy<text:tab/>4</text:p>
          <text:p text:style-name="P9">SiSoftware Sandra<text:tab/>4</text:p>
          <text:p text:style-name="P9">HP OpenView<text:tab/>4</text:p>
          <text:p text:style-name="P8">Open-Source systémy<text:tab/>4</text:p>
          <text:p text:style-name="P9">lspci/lsusb<text:tab/>4</text:p>
          <text:p text:style-name="P9">lshal<text:tab/>5</text:p>
          <text:p text:style-name="P9">lshw<text:tab/>5</text:p>
          <text:p text:style-name="P9">lm_sensors<text:tab/>5</text:p>
          <text:p text:style-name="P9">Moods<text:tab/>5</text:p>
          <text:p text:style-name="P9">Nagios<text:tab/>5</text:p>
          <text:p text:style-name="P9">OpenNMS<text:tab/>6</text:p>
          <text:p text:style-name="P7">Návrh architektury<text:tab/>7</text:p>
          <text:p text:style-name="P8">Multiplatformnost<text:tab/>7</text:p>
          <text:p text:style-name="P8">Programovací jazyk<text:tab/>7</text:p>
          <text:p text:style-name="P8">Komunikace s moduly<text:tab/>7</text:p>
          <text:p text:style-name="P9">System V IPC<text:tab/>7</text:p>
          <text:p text:style-name="P9">CORBA<text:tab/>8</text:p>
          <text:p text:style-name="P9">XML-RPC<text:tab/>8</text:p>
          <text:p text:style-name="P9">SOAP<text:tab/>8</text:p>
          <text:p text:style-name="P9">DCOP<text:tab/>8</text:p>
          <text:p text:style-name="P9">DBUS<text:tab/>9</text:p>
          <text:p text:style-name="P8">SNMP knihovna<text:tab/>9</text:p>
          <text:p text:style-name="P7">Závěr<text:tab/>9</text:p>
          <text:p text:style-name="P7">Seznam použité literatury<text:tab/>10</text:p>
        </text:index-body>
      </text:table-of-content>
      <text:p text:style-name="Text_20_body"/>
      <text:h text:style-name="Heading_20_1" text:outline-level="1"/>
      <text:h text:style-name="P10" text:outline-level="1">Úvod</text:h>
      <text:p text:style-name="Text_20_body">V úvodu je nejprve nutné upřesnit termíny a pojmy:</text:p>
      <text:p text:style-name="Text_20_body">Bude-li v textu někde uveden pojem <text:span text:style-name="T1">Linux</text:span> jedná se o GNU/Linux ve znění dle <text:span text:style-name="T2">GNU/Linux od R. M. Stallmana</text:span>. Jestliže se bude též mluvit o jádře Linux, bude použit původní název, aby nedocházelo k omylům.</text:p>
      <text:p text:style-name="Text_20_body">Pod názvem Beline se skrývá vyvíjený Systém pro dohled HW počítače. Tento název se používá z důvodu kratšího zápisu, než opisný tvar.</text:p>
      <text:h text:style-name="Heading_20_1" text:outline-level="1">Téma</text:h>
      <text:p text:style-name="Standard">Navrhněte a implementujte systém pro dohled HW komponent počítače. V práci se zaměřte na modularitu řešení umožňující snadné rozšíření funkcionality. Prozkoumejte možnosti propojení aplikace s aplikacemi umožňujícími distribuovaný dohled.</text:p>
      <text:h text:style-name="Heading_20_1" text:outline-level="1">Vymezení zadání</text:h>
      <text:p text:style-name="Text_20_body">Projekt je:</text:p>
      <text:list text:style-name="L2">
        <text:list-item>
          <text:p text:style-name="P11">programem zaměřujícím se převážně na získávání a zobrazování informací o hardwarovém vybavení lokální stanice, na které je spuštěn, a o všech zařízeních k ní připojených</text:p>
        </text:list-item>
        <text:list-item>
          <text:p text:style-name="P11">modulární; navržené je tedy pouze jádro a komunikační prostředky (pro lokální komunikaci v rámci jednoho počítače) mezi jádrem a moduly, jednotlivé moduly mohou být doplněny později</text:p>
        </text:list-item>
        <text:list-item>
          <text:p text:style-name="P11">odděluje od sebe výkonné moduly (ty co zjišťují informace a zase je ukládají) od zobrazovacích (ty co je prezentují uživateli nebo jinému programu); vývojář výkonného modulu se pak nemusí zajímat o zobrazení, lze vyrobit GUI pro řadů různých prostředí (HTML, okenní manažery, SNMP...); pro výrobce zobrazovacího zařízení se výkonné jeví jako obecné moduly (důležitá je jednoduchost -transparentnost- pro vývojáře)</text:p>
        </text:list-item>
        <text:list-item>
          <text:p text:style-name="P11">pomocí SNMP zobrazovacího modulu (bude se jednat o jeden z modulů) bude možné projekt použít jako agenta pro systémy centrálního sběru informací</text:p>
        </text:list-item>
        <text:list-item>
          <text:p text:style-name="P11">velký důraz je kladen na návrh komunikačního protokolu a komunikačních prostředků</text:p>
          <text:list>
            <text:list-item>
              <text:p text:style-name="P11">systém musí být jednoduchý (minimální závislosti, paměťová spotřeba, komunikační režie...), aby se ho „vyplatilo“ provozovat na lokálním systému</text:p>
            </text:list-item>
            <text:list-item>
              <text:p text:style-name="P11">systém musí být jednoznačně definovatelný a samopopisující</text:p>
            </text:list-item>
            <text:list-item>
              <text:p text:style-name="P11">systém musí být dostatečně otevřený, aby umožnil použití i v jiných projektech</text:p>
            </text:list-item>
            <text:list-item>
              <text:p text:style-name="P11">systém bude založen na XML zprávách (s <text:span text:style-name="T3">možností</text:span> komprese pro snížení overhead)</text:p>
            </text:list-item>
            <text:list-item>
              <text:p text:style-name="P11">systém bude umožňovat zabezpečené připojení pomocí externích knihoven nebo programů</text:p>
            </text:list-item>
          </text:list>
        </text:list-item>
        <text:list-item>
          <text:p text:style-name="P11">součástí odevzdávané práce bude několik ukázkových funkčních výkonných modulů, zobrazovací modul pro export do SNMP a zobrazovací modul pro GUI v GTK</text:p>
        </text:list-item>
        <text:list-item>
          <text:p text:style-name="P12">systém umožní připojení extra databáze znalostí; tato databáze prověří data získaná z některého z modulů a poradí uživateli, jak může výkon systému zvýšit (např. posunutím paměťové banky do slotu blíž k procesoru, zvýšení frekvence FSB apod.) <text:span text:style-name="T4">ve zprávě nebude</text:span></text:p>
        </text:list-item>
        <text:list-item>
          <text:p text:style-name="P11">systém umožní pomocí měřících modulů také nastavovat parametry HW, které je možné softwarově nastavit (<text:span text:style-name="T5">komunikace mezi modulem a jádrem tedy bude obousměrná</text:span>)</text:p>
        </text:list-item>
        <text:list-item>
          <text:p text:style-name="P11">systém umožní připojení benchmarků jako výkonných modulů (pomocí benchmarku je možné změřit změnu ve výkonu počítače před a po změně provedené měřícím modulem nebo podle rady z databáze znalostí)</text:p>
        </text:list-item>
        <text:list-item>
          <text:p text:style-name="P11">součástí systému bude i rutina pro instalaci modulů</text:p>
        </text:list-item>
      </text:list>
      <text:p text:style-name="Standard"/>
      <text:p text:style-name="Standard">Projekt není:</text:p>
      <text:list text:style-name="L3">
        <text:list-item>
          <text:p text:style-name="P13">primárně určen pro centrální sběr měřených informací ani pro práci v síti</text:p>
        </text:list-item>
        <text:list-item>
          <text:p text:style-name="P13">jednoúčelovou aplikací (navržený komunikační protokol lze snadno použít i v jiných projektech)</text:p>
        </text:list-item>
      </text:list>
      <text:h text:style-name="Heading_20_1" text:outline-level="1">Porovnání s ostatními produkty</text:h>
      <text:p text:style-name="Text_20_body">Pokusil jsem se nalézt jednotlivé produkty, které již na světě existují a nějakým způsobem pokrývají stejnou oblast zájmu. Současně jsem se pokusil nastínit co považuji za nedostatečné u jednotlivých systémů a nastínil jak se bude můj produkt od nich lišit.</text:p>
      <text:h text:style-name="Heading_20_2" text:outline-level="2">Komerční systémy</text:h>
      <text:h text:style-name="Heading_20_3" text:outline-level="3">SiSoftware Sandra</text:h>
      <text:p text:style-name="P14">http://www.sisoftware.net/</text:p>
      <text:p text:style-name="Text_20_body">Sandra je zkratka od <text:span text:style-name="T4">S</text:span>ystem <text:span text:style-name="T4">AN</text:span>alyzer, <text:span text:style-name="T4">D</text:span>iagnostic and <text:span text:style-name="T4">R</text:span>eporting <text:span text:style-name="T4">A</text:span>ssistant. Systém vyvíjený pouze pro operační systém MS Windows nabízí obrovskou sadu informací (včetně těch nedokumentovaných) o hardwaru, softwaru a ostatních zařízení se systémem spjatých.</text:p>
      <text:p text:style-name="Text_20_body">Využívá nejen prostředky Windows pro informace o hardware, ale sám se je snaží obejít, aby zjistila více přesnějších informací o lokální stanici. Podává informace o CPU, chipsetu, video adaptéru, portech, tiskárnách, zvukové kartě, paměti, síti, nitru Windows, AGP, PCI, PCIe, ODBC, USB2, 1394/Firewire, atd. Dále umožňuje měřit výkon jednotlivých komponent pomocí benchmarků a nabízí knowledge databázi tipů jak lépe vyladit systém.</text:p>
      <text:p text:style-name="Text_20_body">Tento systém stál u myšlenky vytvořit něco podobného pod GPL licencí na systému Linux. Tento systém lze provozovat pouze na OS Linux, navíc se jedná o komerční systém, do kterého nelze volně přidávat moduly. Projekt Beline oproti tomu bude mít možnost svobodně vytvořit modul </text:p>
      <text:h text:style-name="Heading_20_3" text:outline-level="3">HP OpenView</text:h>
      <text:p text:style-name="P15">http://www.openview.hp.com/</text:p>
      <text:p text:style-name="P16">Jedná se o velice rozsáhlý enterprise systém na monitorování provozu sítě a stavu zařízení v síti. Přibližný popis odpovídá systému OpenNMS. </text:p>
      <text:p text:style-name="P16">S projektem Beline nemá však příliš společného, jelikož se zaměřuje na síťové služby a rozsáhlé systémy. Pro zjišťování informací o hardware jedné lokální stanice tedy není naprosto vhodný.</text:p>
      <text:h text:style-name="Heading_20_2" text:outline-level="2">Open-Source systémy</text:h>
      <text:h text:style-name="Heading_20_3" text:outline-level="3">lspci/lsusb</text:h>
      <text:p text:style-name="Text_20_body">Jedná se o dvojici standardních programů instalovaných na většině <text:s/>linuxových stanic, které mají za úkol získat informace o zařízeních připojených na PCI/USB sběrnici a o sběrnicích samotných.</text:p>
      <text:p text:style-name="Text_20_body">Nejedná se o kompletní systém pro zobrazení informací, ale pouze o jednoduché prográmky, které vezmou informace z /proc/bus/pci a /proc/bus/usb a přehledně je vypíší do terminálu. <text:s/>Projekt Beline poskytne navíc nástroje pro rozšiřování pomocí modulů, měření výkonnosti stanice pomocí benchmarků, znalostní databázi rad a možnost nastavení parametrů hardware. Je tedy možné, že tyto programy poslouží jako součást jednoho modulu získávajícího informace v systému Beline.</text:p>
      <text:h text:style-name="Heading_20_3" text:outline-level="3">lshal</text:h>
      <text:p text:style-name="Text_20_body">Jedná se o systém využívající HAL (Hardware Abstraction Level), tedy vrstvu abstraktních ovladačů pro jednodušení přístupu k hardwaru stanice. Funguje v GNU/Linuxu od verze jádra 2.6, neboť ke své funkčnosti potřebuje SysFS modul.</text:p>
      <text:p text:style-name="Text_20_body">Nejedná se přímo o kompletní systém včetně rozhraní pro zobrazování informací o hardwaru, ale snahou projektu je vytvořit snazší systém pro získávání těchto informací z jádra Linux a poskytnout je dalším programům. Je tedy možné, že tento systém poslouží jako součást jednoho modulu získávajícího informace v systému Beline.</text:p>
      <text:h text:style-name="Heading_20_3" text:outline-level="3">lshw</text:h>
      <text:p text:style-name="P14">http://ezix.sourceforge.net/software/lshw.html</text:p>
      <text:p text:style-name="Text_20_body">Jedná se o malý a jednoduchý nástroj poskytující detailní informace o hardwarové konfiguraci počítače uspořádané strukturovaně dle připojení na sběrnice. Funguje pod knihovnou GTK, nebo v terminálovém režimu. </text:p>
      <text:p text:style-name="Text_20_body">Tento nástroj se nejvíce blíží vyvíjenému projektu. Nicméně Beline navíc nabídne modulární systém, který umožní v budoucnu přidat nové moduly, portovat systém na jiné platformy, přenášet informace na vzdálená místa po síti, měření výkonnosti stanice pomocí benchmarků, znalostní databázi rad a možnost nastavení parametrů hardware. </text:p>
      <text:h text:style-name="Heading_20_3" text:outline-level="3">lm_sensors</text:h>
      <text:p text:style-name="P14">http://secure.netroedge.com/~lm78/</text:p>
      <text:p text:style-name="Text_20_body">Snahou tohoto projektu je získávat a přehledně zobrazovat informace z různých hardwarových senzorů v počítači a přehledně je zobrazovat. Na druhou stranu jeho snahou není zobrazovat obecné informace (typ, výrobce...), ale pouze stavy různých instalovaných senzorů (teplota, otáčky, průchodnost sítě, napětí...). Navíc tento systém není stavěn jako modulární a neumožňuje zobrazovat informace vzdáleně po síti.</text:p>
      <text:p text:style-name="Text_20_body">Projekt Beline poskytne navíc nástroje pro rozšiřování pomocí modulů, měření výkonnosti stanice pomocí benchmarků, znalostní databázi rad a možnost nastavení parametrů hardware. </text:p>
      <text:h text:style-name="Heading_20_3" text:outline-level="3">Moods</text:h>
      <text:p text:style-name="P14">http://moodss.sourceforge.net/</text:p>
      <text:p text:style-name="Text_20_body">Jedná se o grafickou zobrazovací aplikaci. Projekt sám o sobě nezjišťuje žádná data, pouze data přijatá z externích programů (které načítá přes moduly) zobrazí do přehledných tabulek, grafů, <text:s/>textového popisu, nebo je dokáže ukládat do databáze.</text:p>
      <text:p text:style-name="Text_20_body">Nejedná se tedy o systém, který si sám informace měří. Není také zaměřen na žádný specifický obor. Projekt Beline oproti němu poskytne kompletní systém pro získávání, přenos a zobrazení informací o hardware počítače, měření výkonnosti stanice pomocí benchmarků, znalostní databázi rad a možnost nastavení parametrů hardware. </text:p>
      <text:h text:style-name="Heading_20_3" text:outline-level="3">Nagios</text:h>
      <text:p text:style-name="P14">http://www.nagios.org</text:p>
      <text:p text:style-name="Text_20_body">Nagios je systém pro centrální správu a sledování internetových uzlů (routery, switche, servery atd.), hlášení problémů přes protokol SNMP. Démoni jsou vytvořeni tak aby fungovali pod operačním systémem Linux, centrála zobrazuje informace pomocí webového rozhraní. Systém je založen agentech (démoni) spuštěných na jednotlivých linuxových internetových uzlech, které fungují jako externí uzly. Jestliže dojde k problému systém dokáže odeslat zprávu správci přes web, email, instant message systém, SMS a další cestou.</text:p>
      <text:p text:style-name="Text_20_body">Systém licencovaný pod GPLv2 nabízí řadu informací důležitých při správě sítě (monitoring síťových služeb, sledování zdrojů serveru, dokonce se speciálním zařízením i okolních fyzikálních podmínek (teplota).</text:p>
      <text:p text:style-name="Text_20_body">Velice zdařilý a komplexní systém, je však určený pro správu sítě. Pluginy získávají pouze omezené množství informací o hardware (i když by asi nebyl problém tyto pluginy vytvořit), není vhodný (pro využité protokoly a rozsáhlost) na jednu lokální stanici. Projekt Beline je oproti tomuto systému mnohem vhodnější pro instalaci na jednu lokální stanici.</text:p>
      <text:h text:style-name="Heading_20_3" text:outline-level="3">OpenNMS</text:h>
      <text:p text:style-name="P14">http://opennms.org/wiki/</text:p>
      <text:p text:style-name="Text_20_body">Jedná se o rozsáhlý Network Monitoring System, který se snaží vytvořit monitorovací systém rozsahem podobný HP OpenView, nicméně s modelem Open Source. Podobně jako Nagios také používá systém agentů, které na měřených systémech sledují síťové služby, pomocí SNMP protokolu je lze načíst a komplexně zobrazit. Také nabízí sadu reakcí na vzniklé události v síti.</text:p>
      <text:p text:style-name="Text_20_body">Systém je však více podobný HP OpenView než systému Nagios, jelikož už od základu je vyvíjen jako enterprise systém s teoreticky neomezeným množstvím měřených zařízení. </text:p>
      <text:p text:style-name="Text_20_body">Opět však je velice rozsáhlý a oproti vyvíjenému systému příliš rozsáhlý. Nehodí se tedy pro spouštění na jedné lokální stanici.</text:p>
      <text:h text:style-name="P10" text:outline-level="1">Návrh architektury</text:h>
      <text:h text:style-name="Heading_20_2" text:outline-level="2">Multiplatformnost</text:h>
      <text:p text:style-name="Text_20_body">Jedná se o pojem dnes značně diskutovaný a je snaha ho podpořit a zviditelnit na řadě projektů. Jedná se však v řadě případů o značně komplikovaný problém z důvodu značně rozdílných architektur, použití různých toolkitů, integrace do operačního systému. Bylo by nutno vytvořit buď vlastní toolkit (např. Java SWING), použít již dostatečně rozšířený (GTK, Qt), nebo vytvořit modulární řešení a komunikační prostředky s možností vytvořit více front-case s různými toolkity, v různých programovacích jazycích.</text:p>
      <text:p text:style-name="Text_20_body">V projektu bude použita třetí jmenovaná možnost. Přestože multiplatformnost není hlavním cílem projektu, snahou bude využívat takových prostředků, které by budoucí snahu o přenos na jinou platformu omezovali jen minimálně. Komunikační prostředky mezi jednotlivými moduly budou takové, aby umožňovali co největší volnost ve výběru programovacího jazyka, operačního systému a podpůrných knihoven.</text:p>
      <text:p text:style-name="Text_20_body">Hlavní myšlenka je ta, že vznikne řada modulů v různých prostředích a na různých základech, ale budou mít společný transparentní komunikační prostředek. Bude tedy záležet na tom, pro jaké operační systémy a s jakými prostředky moduly vzniknou.</text:p>
      <text:p text:style-name="Text_20_body">Prvotním systémem, na kterém bude možno systém provozovat bude Linux, případně pokud to nebude příliš komplikované všechny systémy jemu příbuzné.</text:p>
      <text:h text:style-name="Heading_20_2" text:outline-level="2">Programovací jazyk</text:h>
      <text:p text:style-name="Text_20_body">Tento problém je podobný jako v kapitole Multiplatformnost a bude řešen stejným způsobem. Moduly bude možno vytvářet v různých programovacích jazycích, tak aby to vyhovovalo programátorovi, přičemž musí být API komunikačního systému pro daný programovací jazyk dostupné.</text:p>
      <text:p text:style-name="Text_20_body">Primární programovací systém musí být snadno rozšiřitelný, s možností funkčnosti bez okenního systému a jeho binárky musí být spustitelné na většině standardních instalací Linuxu a příbuzných systémů. Nejvhodnějším kandidátem je programovací jazyk C++, který v sobě spojuje možnost kvalitní komunikace s operačním systémem, hardwarem, existuje pro něj dostatek knihoven a přitom je objektový a umožňuje moderní přístup k vývoji. </text:p>
      <text:p text:style-name="Text_20_body">Vznikne-li také GUI pro zobrazování informací, bude pravděpodobně použit modernější programovací jazyk (např. Mono, Java), z důvodu efektivnějšího vývoje.</text:p>
      <text:h text:style-name="Heading_20_2" text:outline-level="2">Komunikace s moduly</text:h>
      <text:p text:style-name="Text_20_body">Jelikož u systému je kladen důraz na modularitu, nalezení kvalitního, dostatečně bohatého a přitom jednoduchého komunikačního prostředku mezi jednotlivými moduly (procesy) je nutností. V následující kapitole uvedu výčet možných systémů pro komunikaci mezi procesy, jejich výhody a nevýhody vzhledem k vyvíjenému systému. Jsou zde vybrány pouze svobodné systémy, které svou licencí neomezují jejich využití.</text:p>
      <text:h text:style-name="Heading_20_3" text:outline-level="3">System V IPC</text:h>
      <text:p text:style-name="Text_20_body">Standardní sada pro meziprocesovou komunikaci nabízející základní prostředky jako zprávy, semafory a sdílenou paměť. Nachází se ve všech POSIX systémech již dlouhou dobu, stal se proto základem pro další komplexnější systémy.</text:p>
      <text:p text:style-name="Text_20_body">Výhodou je jeho jednoduchost, k jeho zprovoznění není potřeba žádné další knihovny, existence na většině systémů, což zjednoduší portovatelnost aplikace.</text:p>
      <text:p text:style-name="Text_20_body">Nevýhodou se stává právě jednoduchost systému, která dělá vývoj jak programu tak modulů složitější. Bylo by potřeba vybudovat systém více „šitý na míru“ požadavkům vyvíjeného systému a hlavně nabízející snazší přístup k volání vzdálených funkcí. O to se však již pokoušejí níže uvedené systémy, bylo by to tedy mrhání časem.</text:p>
      <text:h text:style-name="Heading_20_3" text:outline-level="3">CORBA</text:h>
      <text:p text:style-name="Text_20_body">Systém CORBA<text:bibliography-mark text:identifier="OMG00" text:bibliography-type="www" text:author="OMG" text:title="CORBA Basics" text:url="http://www.omg.org/gettingstarted/corbafaq.htm">[OMG00]</text:bibliography-mark> byl vyvinut před více jak 10 lety za účelem snazšího vytváření distribuovaných aplikací. Klíčovou myšlenkou je vytvoření systému pro vzdálené spouštění procedur <text:span text:style-name="T1">(Remote procedure call),</text:span> tak aby rozdíl mezi spouštěním lokálních a vzdálených procedur nebyl z pohledu programátora viditelný. Značně tím smazává rozdíl při vytváření lokálních a distribuovaných aplikací či serverových služeb.</text:p>
      <text:p text:style-name="Text_20_body">Je to populární protokol pro psaní distribuovaných, objektově orientovaných aplikací. Je značně podporovaný výrobci, je použitý v řadě projektů jak proprietární, tak open-source, knihovny jsou portovány na řadu operačních systému a pro řadu programovacích jazyků.</text:p>
      <text:p text:style-name="Text_20_body">Na druhou stranu, systém CORBA se soustředí na to aby byl generický a tím je značně komplikovaný. Vyžaduje velkou snahu při implementaci a klienti musí obsahovat celkem sofistikovanou logiku a neobsahuje podporu pro signály. Spíše než na propojení modulů s řídícím jádrem se hodí na enterprise systémy a distribuované webové aplikace.</text:p>
      <text:h text:style-name="Heading_20_3" text:outline-level="3">XML-RPC</text:h>
      <text:p text:style-name="Text_20_body">Jedná se o jednoduchý, přenositelný systém pro vzdálené volání funkcí (RPC) přes protokol HTTP s využitím XML zpráv. Systém je navržen, aby byl co možná nejvíce jednoduchý avšak dostatečně robustní (umožňuje definovat vlastní struktury pro parametry funkcí i pro návratové hodnoty).</text:p>
      <text:p text:style-name="Text_20_body">Oproti systému CORBA je implementace klientu mnohem jednodušší, není potřeba mít spuštěné další podpůrné procesy (jako např. portmapper u systému CORBA). Systém je určení spíše pro RPC než pro IPC z důvodu použití XML zpráv (vyšší overhead se u krátkých IPC zprávách a rychlé meziprocesorové komunikaci negativně projevuje), bez podpory signálů a perzistentních spojů.</text:p>
      <text:h text:style-name="Heading_20_3" text:outline-level="3">SOAP</text:h>
      <text:p text:style-name="Text_20_body">Systém SOAP je velmi podobný XML-RPC, také poskytuje prostředky pro vzdálené spouštění procedur (RPC) přes HTTP protokol s využitím XML zpráv. Výhodou je, že systém spravuje skupina W3C, což mu zajišťuje podporu a rozšíření.</text:p>
      <text:p text:style-name="Text_20_body">Obsahuje spoustu funkcí nad rámec XML-RPC. Jedná se o plně vybavený systém, což ho však dělá mnohem komplikovanější a jeho zprávy také zabírají více místa.</text:p>
      <text:h text:style-name="Heading_20_3" text:outline-level="3">DCOP</text:h>
      <text:p text:style-name="Text_20_body">Velice jednoduchý, malý a rychlý IPC/RPC mechanismus vyvinutý pro desktop manager KDE<text:bibliography-mark text:identifier="BRO00" text:bibliography-type="www" text:author="Brown, Preston; Mathias, Ettrich" text:title="DCOP:Desktop COmmunication Protocol" text:year="srpen 2005" text:url="http://developer.kde.org/documentation/library/kdeqt/dcop.html">[BRO00]</text:bibliography-mark>. Systém je postaven nad protokolem Inter Client Exchange (ICE), který je standardizován jako součást X11R6. </text:p>
      <text:p text:style-name="Text_20_body">Umožňuje komunikaci mezi dvěma procesy (1-to-1) i mezi více (1-to-multipoint). Využívá binární protokol a centrálního démona. Zprávy a požadavky na vzdálené volání procedur jsou převedeny do binárního protokolu a vytvořená zpráva je odeslána na centrálního démona, který ji buď rozešle všem cílovým procesům, zablokuje nebo zapomenete (např. pokud cílový proces neexistuje).</text:p>
      <text:p text:style-name="Text_20_body">Systém je jednoduchý, velice rychlý a na jednotlivých klientech zabere velmi málo místa. Nevýhodou je, jeho závislost na Qt knihovnách, které musí být nainstalovány, pokud se tento systém provozuje.</text:p>
      <text:h text:style-name="Heading_20_3" text:outline-level="3">DBUS</text:h>
      <text:p text:style-name="Text_20_body">Systém určení speciálně pro IPC, značně vychází ze systému DCOP, navíc však umožňuje komunikaci 1-to-1, která nevyužívá <text:span text:style-name="T1">bus</text:span><text:span text:style-name="T6"> (tedy centrálního démona), má specifikovanou vícevrstvou strukturu, což sice snižuje rychlost, ale zvyšuje robustnost a „odstup“ od uživatelské aplikace, což umožňuje komunikaci s širším spektrem aplikací (které mohou využívat služeb tohoto systému).</text:span></text:p>
      <text:p text:style-name="P17">Centrální démon může běžet v režimu <text:span text:style-name="T1">systémového démona</text:span> (pro přenos systémových zpráv jako je např. „přidán nový hardware“) nebo <text:span text:style-name="T1">démon v uživatelské session</text:span> (pro komunikaci mezi uživatelskými aplikacemi), což zvyšuje bezpečnost komunikace. Má podporu pro zasílání zpráv, RPC, signály. Závisí pouze na XML parseru (knihovna libxml nebo expat), není proto omezena pouze na jedno prostředí jako DCOP. </text:p>
      <text:p text:style-name="Text_20_body"><text:span text:style-name="T6">API však není ještě definitivní</text:span><text:span text:style-name="T6"><text:bibliography-mark text:identifier="PEN00" text:bibliography-type="www" text:author="Pennington, Havoc; Wheeler, David" text:title="D-BUS Tutoriál" text:year="verze 0.4.1" text:url="http://dbus.freedesktop.org/doc/dbus-tutorial.html">[PEN00]</text:bibliography-mark></text:span><text:span text:style-name="T6">, projekt nedospěl do verze 1.0, a je možné, že se bude v budoucnu měnit. Jelikož však existuje řada důležitých projektů a API je implementováno v řadě programovacích jazyků (C, Glib, Qt, Python, Mono atd.), nelze předpokládat, že by se měnilo nějak zásadně.</text:span></text:p>
      <text:h text:style-name="Heading_20_2" text:outline-level="2">SNMP knihovna</text:h>
      <text:p text:style-name="P17">Systémy pro globální správu rozsáhlých sítí jako např. Nagios, OpenNMS apod. využívají pro sběr informací o jednotlivých zařízeních protokolu SNMP. Také ve vyvíjeném systému Beline vznikne modul, který informace získané z jádra systému vloží do SNMP tabulek a bude je publikovat monitorovacímu systému. </text:p>
      <text:p text:style-name="P17">Tento protokol již existuje delší dobu, na internetu lze najít řadu knihoven poskytující tento protokol pro různé programovací jazyky, operační systémy a architektury. Nejlepší volbou při použití programovacího jazyka C++ se zdá knihovna Net-SNMP<text:bibliography-mark text:identifier="SNM00" text:bibliography-type="www" text:author="různí" text:title="Net-SNMP" text:url="http://net-snmp.sourceforge.net/">[SNM00]</text:bibliography-mark>.</text:p>
      <text:p text:style-name="P17">Tato knihovna nabízí SNMP verze 1, 2c i 3 na protokolu IPv4 i nového IPv6. API v programovacím jazyku C je k dispozici pro řadu UNIX-like systémů a Microsoft Windows.</text:p>
      <text:h text:style-name="Heading_20_1" text:outline-level="1">Závěr</text:h>
      <text:p text:style-name="Text_20_body">Nejmocnějším protokolem pro komunikaci v rámci jedné lokální stanice se zdá být systém D-BUS. Navíc nemá přílišné nároky na prerekvizity je tedy vhodná pro použití v tomto projektu. </text:p>
      <text:p text:style-name="Text_20_body">Pro komunikaci se vzdálenými systémy lze rozlišit dva případy:</text:p>
      <text:list text:style-name="L4">
        <text:list-item>
          <text:p text:style-name="P18">Komunikace s monitorovacími systémy pro globální správu sítě (Nagios, OpenNMS apod.)<text:line-break/>Pro tento účel vznikne modul, který exportuje pomocí knihovny Net-SNMP data do SNMP tabulek.</text:p>
        </text:list-item>
        <text:list-item>
          <text:p text:style-name="P18">Komunikace s programem Beline spuštěným na jiné stanici<text:line-break/>Pro tento účel bude pravděpodobně pro svoji maximální jednoduchost a rychlost použit systém XML-RPC v implementaci xml-rpc-c<text:bibliography-mark text:identifier="XML00" text:bibliography-type="www" text:author="First Peer, Inc" text:title="xml-rpc-c" text:url="http://xmlrpc-c.sourceforge.net/">[XML00]</text:bibliography-mark>. </text:p>
        </text:list-item>
      </text:list>
      <text:p text:style-name="P19"/>
      <text:bibliography text:style-name="Sect2" text:protected="true" text:name="Seznam použité literatury1">
        <text:bibliography-source>
          <text:index-title-template text:style-name="Heading_20_1">Seznam použité literatury</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bibliography-entry-template>
          <text:bibliography-entry-template text:bibliography-type="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span> </text:index-entry-span>
            <text:index-entry-bibliography text:bibliography-data-field="author"/>
            <text:index-entry-span>: </text:index-entry-span>
            <text:index-entry-bibliography text:style-name="Citation" text:bibliography-data-field="title"/>
            <text:index-entry-span> [</text:index-entry-span>
            <text:index-entry-bibliography text:bibliography-data-field="bibliography-type"/>
            <text:index-entry-span>], </text:index-entry-span>
            <text:index-entry-bibliography text:bibliography-data-field="year"/>
            <text:index-entry-span>. Dokument dostupný na URL </text:index-entry-span>
            <text:index-entry-bibliography text:bibliography-data-field="url"/>
          </text:bibliography-entry-template>
          <text:bibliography-entry-template text:bibliography-type="phd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bibliography text:bibliography-data-field="title"/>
            <text:index-entry-bibliography text:bibliography-data-field="year"/>
          </text:bibliography-entry-template>
        </text:bibliography-source>
        <text:index-body>
          <text:index-title text:style-name="Sect1" text:name="Seznam použité literatury1_Head">
            <text:h text:style-name="Heading_20_1" text:outline-level="1">Seznam použité literatury</text:h>
          </text:index-title>
          <text:p text:style-name="P20">[LIN00]<text:tab/> Stallman, Richard M.: <text:span text:style-name="Citation">GNU/Linux FAQ</text:span> [WWW dokument], . Dokument dostupný na URL http://www.gnu.org/gnu/gnu-linux-faq.html</text:p>
          <text:p text:style-name="P20">[OMG00]<text:tab/> OMG: <text:span text:style-name="Citation">CORBA Basics</text:span> [WWW dokument], . Dokument dostupný na URL http://www.omg.org/gettingstarted/corbafaq.htm</text:p>
          <text:p text:style-name="P20">[BRO00]<text:tab/> Brown, Preston; Mathias, Ettrich: <text:span text:style-name="Citation">DCOP:Desktop COmmunication Protocol</text:span> [WWW dokument], srpen 2005. Dokument dostupný na URL http://developer.kde.org/documentation/library/kdeqt/dcop.html</text:p>
          <text:p text:style-name="P20">[PEN00]<text:tab/> Pennington, Havoc; Wheeler, David: <text:span text:style-name="Citation">D-BUS Tutoriál</text:span> [WWW dokument], verze 0.4.1. Dokument dostupný na URL http://dbus.freedesktop.org/doc/dbus-tutorial.html</text:p>
          <text:p text:style-name="P20">[SNM00]<text:tab/> různí: <text:span text:style-name="Citation">Net-SNMP</text:span> [WWW dokument], . Dokument dostupný na URL http://net-snmp.sourceforge.net/</text:p>
          <text:p text:style-name="P20">[XML00]<text:tab/> First Peer, Inc: <text:span text:style-name="Citation">xml-rpc-c</text:span> [WWW dokument], . Dokument dostupný na URL http://xmlrpc-c.sourceforge.net/</text:p>
        </text:index-body>
      </text:bibliograph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799cm" fo:margin-right="0cm" fo:margin-top="0cm" fo:margin-bottom="0.499cm" fo:line-height="100%" fo:text-indent="-1.799cm" style:auto-text-indent="false" fo:background-color="transparent" style:shadow="none" text:number-lines="true" text:line-number="0">
        <style:tab-stops>
          <style:tab-stop style:position="1.7cm"/>
        </style:tab-stops>
        <style:background-image/>
      </style:paragraph-properties>
    </style:style>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text:outline-style>
      <text:outline-level-style text:level="1" style:num-format="" text:start-value="0">
        <style:list-level-properties text:min-label-distance="0.381cm" fo:text-align="center"/>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Stránka <text:page-number text:select-page="current">1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David Kovář</meta:initial-creator>
    <meta:creation-date>2005-08-10T07:59:47</meta:creation-date>
    <dc:creator>David Kovář</dc:creator>
    <dc:date>2005-12-14T21:04:09</dc:date>
    <dc:language>cs-CZ</dc:language>
    <meta:editing-cycles>166</meta:editing-cycles>
    <meta:editing-duration>PT14H56M31S</meta:editing-duration>
    <meta:user-defined meta:name="Info 1"/>
    <meta:user-defined meta:name="Info 2"/>
    <meta:user-defined meta:name="Info 3"/>
    <meta:user-defined meta:name="Info 4"/>
    <meta:document-statistic meta:table-count="0" meta:image-count="0" meta:object-count="0" meta:page-count="10" meta:paragraph-count="152" meta:word-count="2820" meta:character-count="19487"/>
  </office:meta>
</office:document-meta>
</file>